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213cm" fo:min-width="5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13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6.59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5cm" fo:min-width="3.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5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5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5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5cm" svg:x="0.5cm" svg:y="11.827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<text:span text:style-name="T1">Краткое</text:span></text:p>
          <text:p text:style-name="P2"><text:span text:style-name="T1">описание</text:span></text:p>
          <text:p text:style-name="P2"><text:span text:style-name="T1">новостей</text:span>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  <draw:page draw:name="page4" draw:style-name="dp1" draw:master-page-name="Обычный">
        <draw:custom-shape draw:style-name="gr7" draw:text-style-name="P1" draw:layer="layout" svg:width="10.5cm" svg:height="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1cm" svg:y="1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cm" svg:x="1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0.262cm" svg:height="3.911cm" svg:x="1cm" svg:y="1.9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7.5cm" svg:height="4cm" svg:x="4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cm" svg:x="4cm" svg:y="13cm">
          <text:p text:style-name="P1">Новость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cm" svg:height="2.5cm" svg:x="4cm" svg:y="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198cm" svg:height="2.487cm" svg:x="4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7cm" svg:height="4cm" svg:x="4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cm" svg:x="4.5cm" svg:y="8cm">
          <text:p text:style-name="P1">Услуг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4.5cm" svg:y="8.937cm">
          <draw:text-box>
            <text:p>Название</text:p>
            <text:p>Короткое название</text:p>
            <text:p>Полное описание</text:p>
          </draw:text-box>
        </draw:frame>
      </draw:page>
      <draw:page draw:name="page5" draw:style-name="dp1" draw:master-page-name="Обычный">
        <draw:custom-shape draw:style-name="gr7" draw:text-style-name="P1" draw:layer="layout" svg:width="10.5cm" svg:height="6cm" svg:x="9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9cm" svg:y="1.5cm">
          <text:p text:style-name="P1">Таблица Клиент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.5cm" svg:x="9cm" svg:y="2.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0.262cm" svg:height="3.911cm" svg:x="9cm" svg:y="2.4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8.5cm" svg:height="4.5cm" svg:x="11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1cm" svg:y="13cm">
          <text:p text:style-name="P1">Таблица Новость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1cm" svg:y="14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7.198cm" svg:height="2.487cm" svg:x="11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8.5cm" svg:height="4.5cm" svg:x="11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1cm" svg:y="8cm">
          <text:p text:style-name="P1">Таблица Услуга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1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11cm" svg:y="8.937cm">
          <draw:text-box>
            <text:p>Название</text:p>
            <text:p>Короткое название</text:p>
            <text:p>Полное описание</text:p>
          </draw:text-box>
        </draw:frame>
        <draw:custom-shape draw:style-name="gr7" draw:text-style-name="P1" draw:layer="layout" svg:width="7cm" svg:height="4.5cm" svg:x="2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5cm" svg:x="2cm" svg:y="9cm">
          <text:p text:style-name="P1">Таблица Категорий </text:p>
          <text:p text:style-name="P1">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2cm" svg:y="10.5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2cm" svg:height="1.775cm" svg:x="2cm" svg:y="10.5cm">
          <draw:text-box>
            <text:p>Название</text:p>
            <text:p>Описание</text:p>
          </draw:text-box>
        </draw:frame>
        <draw:frame draw:style-name="gr14" draw:id="id15" draw:layer="layout" svg:width="7cm" svg:height="0.963cm" svg:x="2.2cm" svg:y="12.037cm">
          <draw:text-box>
            <text:p>Ключ категории (id)</text:p>
          </draw:text-box>
        </draw:frame>
        <draw:frame draw:style-name="gr15" draw:id="id14" draw:layer="layout" svg:width="6.53cm" svg:height="0.963cm" svg:x="10.97cm" svg:y="11cm">
          <draw:text-box>
            <text:p>Ключ категории (FK)</text:p>
          </draw:text-box>
        </draw:frame>
        <draw:frame draw:style-name="gr15" draw:id="id16" draw:layer="layout" svg:width="6.53cm" svg:height="0.963cm" svg:x="10.97cm" svg:y="16cm">
          <draw:text-box>
            <text:p>Ключ категории (FK)</text:p>
          </draw:text-box>
        </draw:frame>
        <draw:frame draw:style-name="gr15" draw:id="id17" draw:layer="layout" svg:width="6.53cm" svg:height="0.963cm" svg:x="8.97cm" svg:y="6.037cm">
          <draw:text-box>
            <text:p>Ключ категории (FK)</text:p>
          </draw:text-box>
        </draw:frame>
        <draw:connector draw:style-name="gr16" draw:text-style-name="P1" draw:layer="layout" svg:x1="10.97cm" svg:y1="11.481cm" svg:x2="9.2cm" svg:y2="12.518cm" draw:start-shape="id14" draw:start-glue-point="3" draw:end-shape="id15" draw:end-glue-point="1" svg:d="m10970 11481h-885v1037h-885">
          <text:p/>
        </draw:connector>
        <draw:connector draw:style-name="gr16" draw:text-style-name="P1" draw:layer="layout" svg:x1="10.97cm" svg:y1="16.481cm" svg:x2="9.2cm" svg:y2="12.518cm" draw:start-shape="id16" draw:start-glue-point="3" draw:end-shape="id15" draw:end-glue-point="1" svg:d="m10970 16481h-885v-3963h-885">
          <text:p/>
        </draw:connector>
        <draw:connector draw:style-name="gr16" draw:text-style-name="P1" draw:layer="layout" draw:line-skew="-0.3cm" svg:x1="8.97cm" svg:y1="6.518cm" svg:x2="2.2cm" svg:y2="12.518cm" draw:start-shape="id17" draw:start-glue-point="3" draw:end-shape="id15" draw:end-glue-point="3" svg:d="m8970 6518h-7570v6000h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Sidarau</meta:initial-creator>
    <meta:creation-date>2010-03-14T21:24:33</meta:creation-date>
    <dc:date>2010-03-17T16:00:20.04</dc:date>
    <meta:editing-duration>PT03H08M49S</meta:editing-duration>
    <meta:editing-cycles>25</meta:editing-cycles>
    <meta:generator>OpenOffice.org/3.0$Win32 OpenOffice.org_project/300m9$Build-9358</meta:generator>
    <meta:document-statistic meta:object-count="71"/>
    <meta:user-defined meta:name="Поле 1"/>
    <meta:user-defined meta:name="Поле 2"/>
    <meta:user-defined meta:name="Поле 3"/>
    <meta:user-defined meta:name="Поле 4"/>
  </office:meta>
</office:document-meta>
</file>